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5a92a1" officeooo:paragraph-rsid="005a92a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officeooo:paragraph-rsid="00553953"/>
    </style:style>
    <style:style style:name="P4" style:family="paragraph" style:parent-style-name="Standard">
      <style:paragraph-properties fo:text-align="start" style:justify-single-word="false"/>
      <style:text-properties style:font-name="DejaVu Sans Condensed" officeooo:paragraph-rsid="0068eb9f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894de" officeooo:paragraph-rsid="007be69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style:text-underline-style="none" fo:font-weight="normal" officeooo:rsid="007c5c4f" officeooo:paragraph-rsid="0068eb9f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weight="bold" officeooo:rsid="0081867c" officeooo:paragraph-rsid="0081867c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rsid="0081867c" officeooo:paragraph-rsid="0081867c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officeooo:rsid="0081867c" officeooo:paragraph-rsid="0081867c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a92a1" officeooo:paragraph-rsid="005a92a1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cced1" officeooo:paragraph-rsid="007cced1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13bd3" officeooo:paragraph-rsid="00713bd3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a5985" officeooo:paragraph-rsid="007a5985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officeooo:rsid="00713bd3" officeooo:paragraph-rsid="00713bd3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officeooo:rsid="00847d2c" officeooo:paragraph-rsid="00847d2c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DejaVu Sans Condensed" officeooo:rsid="00847d2c" officeooo:paragraph-rsid="00847d2c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DejaVu Sans Condensed" officeooo:rsid="00878ae9" officeooo:paragraph-rsid="00878ae9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DejaVu Sans Condensed" officeooo:rsid="0081867c" officeooo:paragraph-rsid="0081867c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DejaVu Sans Condensed" officeooo:rsid="0081867c" officeooo:paragraph-rsid="0081867c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DejaVu Sans Condensed" officeooo:rsid="0081867c" officeooo:paragraph-rsid="00853bd0"/>
    </style:style>
    <style:style style:name="P23" style:family="paragraph" style:parent-style-name="Standard" style:list-style-name="L7">
      <style:paragraph-properties fo:text-align="start" style:justify-single-word="false"/>
      <style:text-properties style:font-name="DejaVu Sans Condensed" officeooo:rsid="0081867c" officeooo:paragraph-rsid="00853bd0"/>
    </style:style>
    <style:style style:name="P24" style:family="paragraph" style:parent-style-name="Standard" style:list-style-name="L6">
      <style:paragraph-properties fo:text-align="start" style:justify-single-word="false"/>
      <style:text-properties style:font-name="DejaVu Sans Condensed" officeooo:rsid="00853bd0" officeooo:paragraph-rsid="00853bd0"/>
    </style:style>
    <style:style style:name="P25" style:family="paragraph" style:parent-style-name="Standard" style:list-style-name="L5">
      <style:paragraph-properties fo:text-align="start" style:justify-single-word="false"/>
      <style:text-properties style:font-name="DejaVu Sans Condensed" officeooo:rsid="00853bd0" officeooo:paragraph-rsid="00853bd0"/>
    </style:style>
    <style:style style:name="P26" style:family="paragraph" style:parent-style-name="Standard" style:list-style-name="L6">
      <style:paragraph-properties fo:text-align="start" style:justify-single-word="false"/>
      <style:text-properties style:font-name="DejaVu Sans Condensed" officeooo:rsid="0082d259" officeooo:paragraph-rsid="00853bd0"/>
    </style:style>
    <style:style style:name="P27" style:family="paragraph" style:parent-style-name="Standard" style:list-style-name="L8">
      <style:paragraph-properties fo:text-align="start" style:justify-single-word="false"/>
      <style:text-properties style:font-name="DejaVu Sans Condensed" officeooo:paragraph-rsid="007be691"/>
    </style:style>
    <style:style style:name="P28" style:family="paragraph" style:parent-style-name="Standard">
      <style:paragraph-properties fo:text-align="start" style:justify-single-word="false"/>
      <style:text-properties style:font-name="DejaVu Sans Condensed" officeooo:paragraph-rsid="005bf16c"/>
    </style:style>
    <style:style style:name="P29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6894de" officeooo:paragraph-rsid="007be691" style:font-size-asian="12pt" style:font-weight-asian="normal" style:font-size-complex="12pt" style:font-weight-complex="normal"/>
    </style:style>
    <style:style style:name="T1" style:family="text">
      <style:text-properties officeooo:rsid="0035db3e"/>
    </style:style>
    <style:style style:name="T2" style:family="text">
      <style:text-properties style:text-line-through-style="none" style:text-line-through-type="none"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fo:font-size="12pt" style:text-underline-style="none" fo:font-weight="normal" officeooo:rsid="0068eb9f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fo:font-size="12pt" style:text-underline-style="none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2d259" style:font-weight-asian="bold" style:font-weight-complex="bold"/>
    </style:style>
    <style:style style:name="T7" style:family="text">
      <style:text-properties fo:font-weight="bold" officeooo:rsid="00853bd0" style:font-weight-asian="bold" style:font-weight-complex="bold"/>
    </style:style>
    <style:style style:name="T8" style:family="text">
      <style:text-properties fo:font-weight="bold" officeooo:rsid="00878ae9" style:font-weight-asian="bold" style:font-weight-complex="bold"/>
    </style:style>
    <style:style style:name="T9" style:family="text">
      <style:text-properties fo:font-size="12pt" fo:font-weight="bold" officeooo:rsid="0056ad18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4ed4c3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74e0d0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30263c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53db7c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6d62f6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73cf06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7be691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6894de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853bd0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88a391" style:font-size-asian="12pt" style:font-weight-asian="bold" style:font-size-complex="12pt" style:font-weight-complex="bold"/>
    </style:style>
    <style:style style:name="T20" style:family="text">
      <style:text-properties fo:font-size="12pt" fo:font-weight="normal" officeooo:rsid="006894de" style:font-size-asian="12pt" style:font-weight-asian="normal" style:font-size-complex="12pt" style:font-weight-complex="normal"/>
    </style:style>
    <style:style style:name="T21" style:family="text">
      <style:text-properties officeooo:rsid="008008c1"/>
    </style:style>
    <style:style style:name="T22" style:family="text">
      <style:text-properties officeooo:rsid="0082d259"/>
    </style:style>
    <style:style style:name="T23" style:family="text">
      <style:text-properties officeooo:rsid="00853bd0"/>
    </style:style>
    <style:style style:name="T24" style:family="text">
      <style:text-properties officeooo:rsid="00864ef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1">xx</text:span> - Controls</text:p>
          </table:table-cell>
          <table:table-cell table:style-name="Table1.A1" office:value-type="string">
            <text:p text:style-name="P8">2xx - Ground</text:p>
          </table:table-cell>
          <table:table-cell table:style-name="Table1.C1" office:value-type="string">
            <text:p text:style-name="P8">3xx - Flight</text:p>
          </table:table-cell>
          <table:table-cell table:style-name="Table1.D1" office:value-type="string">
            <text:p text:style-name="P8">4xx - A2A</text:p>
          </table:table-cell>
          <table:table-cell table:style-name="Table1.D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3"><text:span text:style-name="T9">3</text:span><text:span text:style-name="T10">0</text:span><text:span text:style-name="T11">2</text:span><text:span text:style-name="T12"> -</text:span><text:span text:style-name="T13"> </text:span><text:span text:style-name="T9">Flight </text:span><text:span text:style-name="T13">-</text:span><text:span text:style-name="T12"> </text:span><text:span text:style-name="T18">AOA</text:span><text:span text:style-name="T19">, </text:span><text:span text:style-name="T16">Air Refueling</text:span></text:p>
      <text:p text:style-name="P1"/>
      <text:p text:style-name="P2">AOA rules of thumb</text:p>
      <text:list text:style-name="L1">
        <text:list-item>
          <text:p text:style-name="P12">8-10 units for best acceleration</text:p>
        </text:list-item>
        <text:list-item>
          <text:p text:style-name="P12">14/14.5 units for max range cruise (up to/above 25,000 ft)</text:p>
        </text:list-item>
        <text:list-item>
          <text:p text:style-name="P12">18/17 units for max endurance (up to/above 25,000 ft)</text:p>
        </text:list-item>
        <text:list-item>
          <text:p text:style-name="P12">16-22 units for optimum, energy-sustaining turns</text:p>
        </text:list-item>
        <text:list-item>
          <text:p text:style-name="P13">20-22 units for landing on-speed</text:p>
        </text:list-item>
        <text:list-item>
          <text:p text:style-name="P12">28-30 units for best turn rate (full aft stick to either G limit or 30 units AOA)</text:p>
        </text:list-item>
        <text:list-item>
          <text:p text:style-name="P12">30 units max AOA</text:p>
        </text:list-item>
      </text:list>
      <text:p text:style-name="P28"/>
      <text:p text:style-name="P5">Air Refueling</text:p>
      <text:list text:style-name="L8">
        <text:list-item>
          <text:p text:style-name="P27"><text:span text:style-name="T20">Pilot Director Lights on the bottom of the tanker tell your position. <text:s/>The lights within the bars show </text:span><text:span text:style-name="T17">your position</text:span><text:span text:style-name="T20"> relative to the tanker and the refueling position. <text:s/>Fly opposite the direction of the lights to correct your position.</text:span></text:p>
        </text:list-item>
        <text:list-item>
          <text:p text:style-name="P29"><text:span text:style-name="T5">Left light</text:span> is <text:span text:style-name="T5">your vertical position</text:span>. <text:s/>If light is forward of center, you are too low and you need to go up. <text:s/>If light is aft of center, you are too high and you need to go down.</text:p>
        </text:list-item>
        <text:list-item>
          <text:p text:style-name="P29"><text:span text:style-name="T5">Right light</text:span> is <text:span text:style-name="T5">your horizontal position</text:span> (forward/aft). <text:s/>If light is forward of center, you are too far forward and need to go back. <text:s/>If light is aft of center, you are too far aft and need to go forward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0-23T13:46:44.489000000</dc:date>
    <meta:editing-duration>P1DT13H57M12S</meta:editing-duration>
    <meta:editing-cycles>108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19" meta:word-count="213" meta:character-count="1079" meta:non-whitespace-character-count="889"/>
  </office:meta>
</office:document-meta>
</file>